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c3a8" officeooo:paragraph-rsid="000cc3a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0cc3a8" officeooo:paragraph-rsid="000cc3a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cc3a8" officeooo:paragraph-rsid="000cc3a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e235c" officeooo:paragraph-rsid="000e235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fd119" officeooo:paragraph-rsid="000fd11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e235c" officeooo:paragraph-rsid="000e235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0fa4b4" officeooo:paragraph-rsid="000fa4b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0fd119" officeooo:paragraph-rsid="000fd119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fa4b4" officeooo:paragraph-rsid="000fa4b4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0cc3a8" officeooo:paragraph-rsid="000cc3a8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normal" officeooo:rsid="000cc3a8" officeooo:paragraph-rsid="000e235c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officeooo:rsid="000e235c" officeooo:paragraph-rsid="000e235c" style:font-size-asian="10.5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weight="normal" officeooo:rsid="000fd119" officeooo:paragraph-rsid="000fd119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normal" officeooo:rsid="0010ec12" officeooo:paragraph-rsid="0010ec12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weight="normal" officeooo:rsid="0012a1ac" officeooo:paragraph-rsid="0012a1ac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fo:font-weight="normal" officeooo:rsid="00148d31" officeooo:paragraph-rsid="00148d31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weight="normal" officeooo:rsid="001565a4" officeooo:paragraph-rsid="001565a4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weight="normal" officeooo:rsid="0016fc99" officeooo:paragraph-rsid="0016fc99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10029f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10ec12" officeooo:paragraph-rsid="0010ec12"/>
    </style:style>
    <style:style style:name="P21" style:family="paragraph" style:parent-style-name="Standard" style:list-style-name="L4">
      <style:paragraph-properties fo:text-align="start" style:justify-single-word="false"/>
      <style:text-properties officeooo:rsid="00148d31" officeooo:paragraph-rsid="00148d31"/>
    </style:style>
    <style:style style:name="T1" style:family="text">
      <style:text-properties officeooo:rsid="000fa4b4"/>
    </style:style>
    <style:style style:name="T2" style:family="text">
      <style:text-properties officeooo:rsid="0010029f"/>
    </style:style>
    <style:style style:name="T3" style:family="text">
      <style:text-properties fo:font-size="12pt" fo:font-weight="normal" officeooo:rsid="0010029f" style:font-size-asian="10.5pt" style:font-weight-asian="normal" style:font-size-complex="12pt" style:font-weight-complex="normal"/>
    </style:style>
    <style:style style:name="T4" style:family="text">
      <style:text-properties officeooo:rsid="001815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lldiskPrint Manual</text:p>
      <text:p text:style-name="P2">by: Ian Rash</text:p>
      <text:p text:style-name="P3"/>
      <text:p text:style-name="P3"/>
      <text:p text:style-name="P7">Automatic Printing</text:p>
      <text:p text:style-name="P5">This section will describe how to automatically run jobs after the manual installation has completed.</text:p>
      <text:list xml:id="list5023596529273710419" text:style-name="L1">
        <text:list-item>
          <text:p text:style-name="P9">Run KillDisk on target drives</text:p>
        </text:list-item>
        <text:list-item>
          <text:p text:style-name="P9">Wait for up to one minute after completion</text:p>
        </text:list-item>
        <text:list-item>
          <text:p text:style-name="P9">Zebra should spit out barcodes.</text:p>
          <text:p text:style-name="P9"/>
        </text:list-item>
      </text:list>
      <text:p text:style-name="P6"><text:span text:style-name="T1">Manual </text:span>Single Run</text:p>
      <text:p text:style-name="P5">This section descibes how to run a job for a single killdisk xml file.</text:p>
      <text:list xml:id="list7034628734588470941" text:style-name="L2">
        <text:list-item>
          <text:p text:style-name="P10">Run KillDisk on target drives.</text:p>
        </text:list-item>
        <text:list-item>
          <text:p text:style-name="P10">Open 'killdiskprint' folder on desktop in file manager (DIR: ~/Desktop/killdiskprint)</text:p>
        </text:list-item>
        <text:list-item>
          <text:p text:style-name="P10">Right click inside the window and clock “Open in Terminal”</text:p>
        </text:list-item>
        <text:list-item>
          <text:p text:style-name="P10">A terminal window will pop up</text:p>
        </text:list-item>
        <text:list-item>
          <text:p text:style-name="P10">Ensure the prompt says “~/Desktop/killdiskprint”</text:p>
        </text:list-item>
        <text:list-item>
          <text:p text:style-name="P10">type this exactly filling in any {} with then requested info</text:p>
          <text:list>
            <text:list-item>
              <text:p text:style-name="P10"><text:span text:style-name="T2">`</text:span>./app.rb ../killdisklog/{YEAR}-{MONTH}-{DAY}-{MILITARY HOUR}<text:span text:style-name="T2">`</text:span></text:p>
            </text:list-item>
            <text:list-item>
              <text:p text:style-name="P10">Then press &lt;TAB&gt;</text:p>
            </text:list-item>
            <text:list-item>
              <text:p text:style-name="P10">It will automatically fill out the filename with the most recent log you generated</text:p>
            </text:list-item>
            <text:list-item>
              <text:p text:style-name="P10">Press &lt;Enter&gt;</text:p>
            </text:list-item>
          </text:list>
        </text:list-item>
        <text:list-item>
          <text:p text:style-name="P10">The zebra should then spit out barcodes</text:p>
        </text:list-item>
      </text:list>
      <text:p text:style-name="P3"/>
      <text:p text:style-name="P6"><text:span text:style-name="T1">Manual </text:span>Batch Run</text:p>
      <text:p text:style-name="P5">This section describes how to run a batch job on all unprocessed killdisk xml files.</text:p>
      <text:list xml:id="list3514753808307148779" text:style-name="L3">
        <text:list-item>
          <text:p text:style-name="P12">Run Killdisk multiple times.</text:p>
        </text:list-item>
        <text:list-item>
          <text:p text:style-name="P11">Open 'killdiskprint' folder on desktop in file manager (DIR: ~/Desktop/killdiskprint)</text:p>
        </text:list-item>
        <text:list-item>
          <text:p text:style-name="P11">Right click inside the window and clock “Open in Terminal”</text:p>
        </text:list-item>
        <text:list-item>
          <text:p text:style-name="P11">A terminal window will pop up</text:p>
        </text:list-item>
        <text:list-item>
          <text:p text:style-name="P11">Ensure the prompt says “~/Desktop/killdiskprint”</text:p>
        </text:list-item>
        <text:list-item>
          <text:p text:style-name="P12">Type</text:p>
          <text:list>
            <text:list-item>
              <text:p text:style-name="P12"><text:span text:style-name="T2">`</text:span>./auto-job.rb<text:span text:style-name="T2">`</text:span></text:p>
            </text:list-item>
            <text:list-item>
              <text:p text:style-name="P12">Press &lt;Enter&gt;</text:p>
            </text:list-item>
          </text:list>
        </text:list-item>
        <text:list-item>
          <text:p text:style-name="P12">Zebra should spit out all codes for all devices processed.</text:p>
        </text:list-item>
      </text:list>
      <text:p text:style-name="P4"/>
      <text:p text:style-name="P8">Manual Installation</text:p>
      <text:p text:style-name="P5">This section will tell you how to install the automatic job processor for KillDisk.</text:p>
      <text:list xml:id="list9143212696053648155" text:style-name="L4">
        <text:list-item>
          <text:p text:style-name="P13">Install RVM and Ruby</text:p>
          <text:list>
            <text:list-item>
              <text:p text:style-name="P14">Open terminal</text:p>
            </text:list-item>
            <text:list-item>
              <text:p text:style-name="P19"><text:span text:style-name="T3">`</text:span>gpg --keyserver hkp://keys.gnupg.net --recv-keys 409B6B1796C275462A1703113804BB82D39DC0E3 7D2BAF1CF37B13E2069D6956105BD0E739499BDB<text:span text:style-name="T2">`</text:span></text:p>
            </text:list-item>
            <text:list-item>
              <text:p text:style-name="P19"><text:span text:style-name="T2">`</text:span>curl -sSL https://get.rvm.io | bash -s stable<text:span text:style-name="T2">`</text:span></text:p>
              <text:list>
                <text:list-item>
                  <text:p text:style-name="P20">Right click in window</text:p>
                </text:list-item>
                <text:list-item>
                  <text:p text:style-name="P20">Profiles -&gt; Profile Preferences</text:p>
                </text:list-item>
                <text:list-item>
                  <text:p text:style-name="P20">Title and Command -&gt; Check “Run command as login shell”</text:p>
                </text:list-item>
                <text:list-item>
                  <text:p text:style-name="P20">Close and restart terminal</text:p>
                </text:list-item>
              </text:list>
            </text:list-item>
            <text:list-item>
              <text:p text:style-name="P20">`rvm install 2.5.1`</text:p>
            </text:list-item>
            <text:list-item>
              <text:p text:style-name="P20"><text:soft-page-break/>`rvm use 2.5.1`</text:p>
            </text:list-item>
            <text:list-item>
              <text:p text:style-name="P20">`rvm gemset create barcode-project`</text:p>
            </text:list-item>
            <text:list-item>
              <text:p text:style-name="P20">`rvm use <text:a xlink:type="simple" xlink:href="mailto:2.5.1@barcode-project" text:style-name="Internet_20_link" text:visited-style-name="Visited_20_Internet_20_Link">2.5.1@barcode-project</text:a> –default`</text:p>
            </text:list-item>
            <text:list-item>
              <text:p text:style-name="P21">`gem install bundle`</text:p>
            </text:list-item>
          </text:list>
        </text:list-item>
        <text:list-item>
          <text:p text:style-name="P13">Download files from Github</text:p>
          <text:list>
            <text:list-item>
              <text:p text:style-name="P14">`cd ~/Desktop`</text:p>
            </text:list-item>
            <text:list-item>
              <text:p text:style-name="P14">`git clone <text:a xlink:type="simple" xlink:href="https://github.com/redcodefinal/killdiskprint.git" text:style-name="Internet_20_link" text:visited-style-name="Visited_20_Internet_20_Link">https://github.com/redcodefinal/killdiskprint.git</text:a>`</text:p>
            </text:list-item>
          </text:list>
        </text:list-item>
        <text:list-item>
          <text:p text:style-name="P14">Install gems</text:p>
          <text:list>
            <text:list-item>
              <text:p text:style-name="P15">`cd killdiskprint`</text:p>
            </text:list-item>
            <text:list-item>
              <text:p text:style-name="P16">`bundle install`</text:p>
            </text:list-item>
          </text:list>
        </text:list-item>
        <text:list-item>
          <text:p text:style-name="P13">Install into cron</text:p>
          <text:list>
            <text:list-item>
              <text:p text:style-name="P15">`crontab -e`</text:p>
            </text:list-item>
            <text:list-item>
              <text:p text:style-name="P15">At the bottom of the file add the line</text:p>
              <text:list>
                <text:list-item>
                  <text:p text:style-name="P15">*/1 * * * * /home/user/.rvm/wrappers/ruby-2.5.1@barcode-project/ruby /home/user/Desktop/killdiskprint/auto-job.rb</text:p>
                </text:list-item>
              </text:list>
            </text:list-item>
            <text:list-item>
              <text:p text:style-name="P15">&lt;Ctrl + O&gt;, &lt;Y&gt;, &lt;ENTER&gt;</text:p>
            </text:list-item>
          </text:list>
        </text:list-item>
        <text:list-item>
          <text:p text:style-name="P15">Config KillDisk XML location</text:p>
          <text:list>
            <text:list-item>
              <text:p text:style-name="P17">Open KillDisk</text:p>
            </text:list-item>
            <text:list-item>
              <text:p text:style-name="P17">&lt;F10&gt;</text:p>
            </text:list-item>
            <text:list-item>
              <text:p text:style-name="P17">Change xml location to '/home/user/Desktop/killdisklog'</text:p>
            </text:list-item>
          </text:list>
        </text:list-item>
        <text:list-item>
          <text:p text:style-name="P18">Plug in Zebra Printer.</text:p>
        </text:list-item>
        <text:list-item>
          <text:p text:style-name="P13">Ready <text:span text:style-name="T4">to process jobs</text:span>!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8:08:38.663614632</meta:creation-date>
    <dc:date>2018-10-04T18:45:29.489373851</dc:date>
    <meta:editing-duration>PT52M55S</meta:editing-duration>
    <meta:editing-cycles>12</meta:editing-cycles>
    <meta:generator>LibreOffice/4.4.3.2$Linux_X86_64 LibreOffice_project/40m0$Build-2</meta:generator>
    <meta:document-statistic meta:table-count="0" meta:image-count="0" meta:object-count="0" meta:page-count="2" meta:paragraph-count="63" meta:word-count="390" meta:character-count="2478" meta:non-whitespace-character-count="2206"/>
  </office:meta>
</office:document-meta>
</file>